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94.26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cruce_cie2013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2013 3d</text:p>
          </table:table-cell>
          <table:table-cell office:value-type="string" calcext:value-type="string">
            <text:p>2013 4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ual 3d</text:p>
          </table:table-cell>
          <table:table-cell office:value-type="string" calcext:value-type="string">
            <text:p>actual 4d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IARREA Y GASTROENTERITIS DE PRESUNTO ORIGEN INFECCIOSO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UMOR MALIGNO DE SITIOS NO ESPECIFICADOS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NO HODGKIN MIXTO, DE CELULAS PEQUEÑAS Y GRANDES (DIFUSO)</text:p>
          </table:table-cell>
          <table:table-cell office:value-type="string" calcext:value-type="string">
            <text:p>C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NO HODGKIN INMUNOBLASTICO (DIFUSO)</text:p>
          </table:table-cell>
          <table:table-cell office:value-type="string" calcext:value-type="string">
            <text:p>C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NO HODGKIN INDIFERENCIADO (DIFUSO)</text:p>
          </table:table-cell>
          <table:table-cell office:value-type="string" calcext:value-type="string">
            <text:p>C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DE ZONA T</text:p>
          </table:table-cell>
          <table:table-cell office:value-type="string" calcext:value-type="string">
            <text:p>C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LINFOEPITELIOIDE</text:p>
          </table:table-cell>
          <table:table-cell office:value-type="string" calcext:value-type="string">
            <text:p>C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SARCOMA</text:p>
          </table:table-cell>
          <table:table-cell office:value-type="string" calcext:value-type="string">
            <text:p>C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NFERMEDAD DE CADENA PESADA ALFA</text:p>
          </table:table-cell>
          <table:table-cell office:value-type="string" calcext:value-type="string">
            <text:p>C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UCEMIA LINFOCITICA SUBAGUDA</text:p>
          </table:table-cell>
          <table:table-cell office:value-type="string" calcext:value-type="string">
            <text:p>C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UCEMIA MONOCITICA SUBAGUDA</text:p>
          </table:table-cell>
          <table:table-cell office:value-type="string" calcext:value-type="string">
            <text:p>C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RITREMIA CRONICA</text:p>
          </table:table-cell>
          <table:table-cell office:value-type="string" calcext:value-type="string">
            <text:p>C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ELOFIBROSIS AGUDA</text:p>
          </table:table-cell>
          <table:table-cell office:value-type="string" calcext:value-type="string">
            <text:p>C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UCEMIA SUBAGUDA, CELULAS DE TIPO NO ESPECIFICADO</text:p>
          </table:table-cell>
          <table:table-cell office:value-type="string" calcext:value-type="string">
            <text:p>C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ISTIOCITOSIS MALIGNA</text:p>
          </table:table-cell>
          <table:table-cell office:value-type="string" calcext:value-type="string">
            <text:p>C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HISTIOCITICO VERDADERO</text:p>
          </table:table-cell>
          <table:table-cell office:value-type="string" calcext:value-type="string">
            <text:p>C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NEMIA REFRACTARIA CON EXCESO DE BLASTOS CON TRANSFORMACION</text:p>
          </table:table-cell>
          <table:table-cell office:value-type="string" calcext:value-type="string">
            <text:p>D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OMBOCITOSIS ESENCIAL</text:p>
          </table:table-cell>
          <table:table-cell office:value-type="string" calcext:value-type="string">
            <text:p>D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ISTIOCITOSIS DE LAS CELULAS DE LANGERHANS, NO CLASIFICADA EN OTRA PARTE</text:p>
          </table:table-cell>
          <table:table-cell office:value-type="string" calcext:value-type="string">
            <text:p>D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ISMINUCION DE LA AGUDEZA VISUAL, SIN ESPECIFICACION</text:p>
          </table:table-cell>
          <table:table-cell office:value-type="string" calcext:value-type="string">
            <text:p>H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BRILACION Y ALETEO AURICULAR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INTERNAS TROMBOSADAS</text:p>
          </table:table-cell>
          <table:table-cell office:value-type="string" calcext:value-type="string">
            <text:p>I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INTERNAS CON OTRAS COMPLICACIONES</text:p>
          </table:table-cell>
          <table:table-cell office:value-type="string" calcext:value-type="string">
            <text:p>I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INTERNAS SIN COMPLICACION</text:p>
          </table:table-cell>
          <table:table-cell office:value-type="string" calcext:value-type="string">
            <text:p>I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EXTERNAS TROMBOSADAS</text:p>
          </table:table-cell>
          <table:table-cell office:value-type="string" calcext:value-type="string">
            <text:p>I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EXTERNAS CON OTRAS COMPLICACIONES</text:p>
          </table:table-cell>
          <table:table-cell office:value-type="string" calcext:value-type="string">
            <text:p>I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EXTERNAS SIN COMPLICACION</text:p>
          </table:table-cell>
          <table:table-cell office:value-type="string" calcext:value-type="string">
            <text:p>I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OMINENCIAS CUTANEAS, RESIDUO DE HEMORROIDES</text:p>
          </table:table-cell>
          <table:table-cell office:value-type="string" calcext:value-type="string">
            <text:p>I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TROMBOSADAS NO ESPECIFICADAS</text:p>
          </table:table-cell>
          <table:table-cell office:value-type="string" calcext:value-type="string">
            <text:p>I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NO ESPECIFICADAS, CON OTRAS COMPLICACIONES</text:p>
          </table:table-cell>
          <table:table-cell office:value-type="string" calcext:value-type="string">
            <text:p>I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NO ESPECIFICADAS, SIN COMPLICACION</text:p>
          </table:table-cell>
          <table:table-cell office:value-type="string" calcext:value-type="string">
            <text:p>I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PENDICITIS AGUDA CON PERITONITIS GENERALIZADA</text:p>
          </table:table-cell>
          <table:table-cell office:value-type="string" calcext:value-type="string">
            <text:p>K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PENDICITIS AGUDA CON ABSCESO PERITONAL</text:p>
          </table:table-cell>
          <table:table-cell office:value-type="string" calcext:value-type="string">
            <text:p>K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PENDICITIS AGUDA, NO ESPECIFICADA</text:p>
          </table:table-cell>
          <table:table-cell office:value-type="string" calcext:value-type="string">
            <text:p>K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LEOCOLITIS (CRONICA) ULCERATIVA</text:p>
          </table:table-cell>
          <table:table-cell office:value-type="string" calcext:value-type="string">
            <text:p>K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NCREATITIS AGUDA</text:p>
          </table:table-cell>
          <table:table-cell office:value-type="string" calcext:value-type="string">
            <text:p>K8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PULOSIS LINFOMATOIDE</text:p>
          </table:table-cell>
          <table:table-cell office:value-type="string" calcext:value-type="string">
            <text:p>L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LCERA DE DECUBITO</text:p>
          </table:table-cell>
          <table:table-cell office:value-type="string" calcext:value-type="string">
            <text:p>L8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SCITIS NODULAR</text:p>
          </table:table-cell>
          <table:table-cell office:value-type="string" calcext:value-type="string">
            <text:p>M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SCITIS, NO CLASIFICADA EN OTRA PARTE</text:p>
          </table:table-cell>
          <table:table-cell office:value-type="string" calcext:value-type="string">
            <text:p>M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SUFICIENCIA RENAL TERMINAL</text:p>
          </table:table-cell>
          <table:table-cell office:value-type="string" calcext:value-type="string">
            <text:p>N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TRAS INSUFICIENCIAS RENALES CRONICAS</text:p>
          </table:table-cell>
          <table:table-cell office:value-type="string" calcext:value-type="string">
            <text:p>N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RTO PREMATURO</text:p>
          </table:table-cell>
          <table:table-cell office:value-type="string" calcext:value-type="string">
            <text:p>O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ERTE MATERNA DEBIDA A CUALQUIER CAUSA OBSTETRICA QUE OCURRE DESPUES DE 42 DIAS PERO ANTES DE UN AÑO DEL PARTO</text:p>
          </table:table-cell>
          <table:table-cell office:value-type="string" calcext:value-type="string">
            <text:p>O9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ERTE POR SECUELAS DE CAUSAS OBSTETRICAS DIRECTAS</text:p>
          </table:table-cell>
          <table:table-cell office:value-type="string" calcext:value-type="string">
            <text:p>O9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STRIDOR LARINGEO CONGENITO</text:p>
          </table:table-cell>
          <table:table-cell office:value-type="string" calcext:value-type="string">
            <text:p>Q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 DURO, BILATERAL</text:p>
          </table:table-cell>
          <table:table-cell office:value-type="string" calcext:value-type="string">
            <text:p>Q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 BLANDO, BILATERAL</text:p>
          </table:table-cell>
          <table:table-cell office:value-type="string" calcext:value-type="string">
            <text:p>Q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 DURO Y DEL PALADAR BLANDO, BILATERAL</text:p>
          </table:table-cell>
          <table:table-cell office:value-type="string" calcext:value-type="string">
            <text:p>Q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, LINEA MEDIA</text:p>
          </table:table-cell>
          <table:table-cell office:value-type="string" calcext:value-type="string">
            <text:p>Q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 BILATERAL, SIN OTRA ESPECIFICACION</text:p>
          </table:table-cell>
          <table:table-cell office:value-type="string" calcext:value-type="string">
            <text:p>Q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EBRE CON ESCALOFRIO</text:p>
          </table:table-cell>
          <table:table-cell office:value-type="string" calcext:value-type="string">
            <text:p>R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EBRE PERSISTENTE</text:p>
          </table:table-cell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NDROME DE LA MUERTE SUBITA INFANTIL</text:p>
          </table:table-cell>
          <table:table-cell office:value-type="string" calcext:value-type="string">
            <text:p>R9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PENICILINA</text:p>
          </table:table-cell>
          <table:table-cell office:value-type="string" calcext:value-type="string">
            <text:p>U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METICILINA</text:p>
          </table:table-cell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OTROS ANTIBIOTICOS RELACIONADOS CON LA PENICILINA</text:p>
          </table:table-cell>
          <table:table-cell office:value-type="string" calcext:value-type="string">
            <text:p>U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VANCOMICINA</text:p>
          </table:table-cell>
          <table:table-cell office:value-type="string" calcext:value-type="string">
            <text:p>U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OTROS ANTIBIOTICOS RELACIONADOS CON LA VANCOMICINA</text:p>
          </table:table-cell>
          <table:table-cell office:value-type="string" calcext:value-type="string">
            <text:p>U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OTRO ANTIBIOTICO ESPECIFICADO</text:p>
          </table:table-cell>
          <table:table-cell office:value-type="string" calcext:value-type="string">
            <text:p>U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ANTIBIOTICO SIN ESPECIFICAR</text:p>
          </table:table-cell>
          <table:table-cell office:value-type="string" calcext:value-type="string">
            <text:p>U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A ESCUELA, EN OTRA INSTITUCION, O EN UN AREA ADMINISTRATIVA PUBLICA</text:p>
          </table:table-cell>
          <table:table-cell office:value-type="string" calcext:value-type="string">
            <text:p>X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 AREA DE DEPORTE O ATLETISMO</text:p>
          </table:table-cell>
          <table:table-cell office:value-type="string" calcext:value-type="string">
            <text:p>X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A CALLE O CARRETERA</text:p>
          </table:table-cell>
          <table:table-cell office:value-type="string" calcext:value-type="string">
            <text:p>X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 COMERCIO O EN UN AREA DE SERVICIOS</text:p>
          </table:table-cell>
          <table:table-cell office:value-type="string" calcext:value-type="string">
            <text:p>X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 AREA INDUSTRIAL O DE LA CONSTRUCCION</text:p>
          </table:table-cell>
          <table:table-cell office:value-type="string" calcext:value-type="string">
            <text:p>X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A GRANJA (O PREDIO AGRICOLA)</text:p>
          </table:table-cell>
          <table:table-cell office:value-type="string" calcext:value-type="string">
            <text:p>X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A INSTITUCION RESIDENCIAL</text:p>
          </table:table-cell>
          <table:table-cell office:value-type="string" calcext:value-type="string">
            <text:p>X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A ESCUELA, EN OTRA INSTITUCION, O EN UN AREA ADMINISTRATIVA PUBLICA</text:p>
          </table:table-cell>
          <table:table-cell office:value-type="string" calcext:value-type="string">
            <text:p>X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 AREA DE DEPORTE O ATLETISMO</text:p>
          </table:table-cell>
          <table:table-cell office:value-type="string" calcext:value-type="string">
            <text:p>X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A CALLE O CARRETERA</text:p>
          </table:table-cell>
          <table:table-cell office:value-type="string" calcext:value-type="string">
            <text:p>X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 COMERCIO O EN UN AREA DE SERVICIOS</text:p>
          </table:table-cell>
          <table:table-cell office:value-type="string" calcext:value-type="string">
            <text:p>X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 AREA INDUSTRIAL O DE LA CONSTRUCCION</text:p>
          </table:table-cell>
          <table:table-cell office:value-type="string" calcext:value-type="string">
            <text:p>X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A GRANJA (O PREDIO AGRICOLA)</text:p>
          </table:table-cell>
          <table:table-cell office:value-type="string" calcext:value-type="string">
            <text:p>X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OTRO LUGAR ESPECIFICADO</text:p>
          </table:table-cell>
          <table:table-cell office:value-type="string" calcext:value-type="string">
            <text:p>X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OLENCIA ENTRE PARES</text:p>
          </table:table-cell>
          <table:table-cell office:value-type="string" calcext:value-type="string">
            <text:p>T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OBLEMAS RELACIONADOS CON LA DOCUMENTACION PERSONAL</text:p>
          </table:table-cell>
          <table:table-cell office:value-type="string" calcext:value-type="string">
            <text:p>Z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OBLEMAS DEL NIÑO, ADOLESCENTE O ADULTO EN SITUACION DE CALLE</text:p>
          </table:table-cell>
          <table:table-cell office:value-type="string" calcext:value-type="string">
            <text:p>Z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RAS GASTROENTERITIS Y COLITIS DE ORIGEN INFECCIOS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STROENTERITIS Y COLITIS DE ORIGEN NO ESPECIFICAD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PATITIS VIRAL AGUDA NO ESPECIFICAD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ICOBACTER PYLORI [H.PYLORI] COMO LA CAUSA DE ENFERMEDADES CLASIFICADAS EN OTROS CAPÍTULOS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IO VULNIFICUS COMO LA CAUSA DE ENFERMEDADES CLASIFICADAS EN OTROS CAPÍTULOS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MOR MALIGNO SECUNDARIO, SITIO NO ESPECIFICAD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MOR MALIGNO, DE SITIO PRIMARIO DESCONOCIDO, ASÍ DESCRIT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MOR MALIGNO, SITIO PRIMARIO NO ESPECIFICAD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FOMA DE HODGKIN CLÁSICO RICO EN LINFOCITOS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FOMA FOLICULAR GRADO III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FOMA FOLICULAR GRADO IIIB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FOMA CENTRO FOLICULAR DIFUS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FOMA CENTRO FOLICULAR CUTÁNE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FOMA ANAPLÁSICO DE CÉLULAS GRANDES ALK-POSITIV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FOMA ANAPLÁSICO DE CÉLULAS GRANDES ALK-NEGATIV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FOMA CUTÁNEO DE CÉLULAS T, NO ESPECIFICAD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FOMA DE CÉLULAS T/NK MADURAS, NO ESPECIFICAD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FOMA MEDIASTINAL DE CÉLULAS B GRANDES (DEL TIM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FOMA EXTRANODAL DE CÉLULAS T/NK, TIPO NASAL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FOMA HEPATOESPLÉNICO DE CÉLULAS T <text:s/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FOMA DE CÉLULAS T TIPO ENTEROPATÍA (INTESTINAL) <text:s/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FOMA DE CÉLULAS T TIPO PANICULITIS SUBCUTÁNEA <text:s/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FOMA BLÁSTICO DE CÉLULAS NK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FOMA ANGIOINMUNOBLÁSTICO DE CÉLULAS T <text:s/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STORNOS LINFOPROLIFERATIVOS PRIMARIO CUTÁNEOS DE CÉLULAS T CD30-POSITIVO <text:s/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FOMA DE CÉLULAS B EXTRANODAL DE ZONA MARGINAL DE TEJIDO LINFOIDE ASOCIADO A MUCOSAS [LINFOMA TLAM]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CITOMA SOLITARI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UCEMIA PROLINFOCÍTICA DE CÉLULAS TIPO T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UCEMIA TIPO BURKITT DE CÉLULAS B MADURAS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UCEMIA MIELOIDE AGUDA CON ANORMALIDAD 11Q2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UCEMIA MIELOIDE AGUDA CON DISPLASIA MULTILINAJ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UCEMIA MIELOMONOCÍTICA JUVENIL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FERMEDAD MIELODISPLÁSICA Y MIELOPROLIFERATIVA, NO CLASIFICADA EN OTRA PARTE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COMA DE CÉLULAS DENDRÍTICAS (CÉLULAS ACCESORI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STIOCITOSIS DE CÉLULAS DE LANGERHANS MULTIFOCAL Y UNISISTÉMIC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IOCITOSIS DE CÉLULAS DE LANGERHANS UNIFOCAL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COMA HISTIOCÍTIC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EMIA REFRACTARIA CON DISPLASIA MULTILINAJE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ÍNDROME MIELODISPLÁSICO CON ANORMALIDAD CROMOSÓMICA AISLADA DEL (5Q)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TEOMIELOFIBROSIS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UCEMIA EOSINOFÍLICA CRÓNICA [SÍNDROME HIPEREOSINOFÍLICO]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OMBOFILIA PRIMARI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TROMBOFILI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NDROME DE RECONSTITUCIÓN INMUNE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E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NDROME DE LISIS TUMORAL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ÍNDROME POSTPOLI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ISMO VASCULAR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ICIENCIA VISUAL NO ESPECIFICADA (BINOCULAR)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BRILACIÓN AURICULAR PAROXÍSTIC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BRILACIÓN AURICULAR PERSISTENTE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BRILACIÓN AURICULAR CRÓNIC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TEO AURICULAR TÍPIC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TEO AURICULAR ATÍPIC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BRILACIÓN Y ALETEO AURICULAR, NO ESPECIFICAD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EURISMA Y DISECCIÓN DE OTRAS ARTERIAS PRECEREBRALE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EURISMA Y DISECCIÓN DE ARTERIA VERTEBRA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ÁRICES ESOFÁGICAS CON HEMORRAGIA EN ENFERMEDADES CLASIFICADAS EN OTRA PARTE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MONÍA DEBIDA A METANEUMOVIRUS HUMAN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QUIOLITIS AGUDA DEBIDA A METANEUMOVIRUS HUMAN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IES CON EXPOSICIÓN PULPA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COSITIS ORAL (ULCERATIVA)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ENDICITIS AGUDA CON PERITONITIS GENERALIZAD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ENDICITIS AGUDA CON PERITONITIS LOCALIZAD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RAS APENDICITIS AGUDAS, Y LAS NO ESPECIFICADAS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NIA INCISIONAL SIN OBSTRUCCIÓN O GANGREN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IA PARAESTOMAL CON OBSTRUCCIÓN, SIN GANGREN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NIA PARAESTOMAL CON GANGREN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NIA PARAESTOMAL SIN OBSTRUCCIÓN O GANGREN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S HERNIAS VENTRALES Y LAS NO ESPECIFICADAS CON OBSTRUCCIÓN, SIN GANGREN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RAS HERNIAS VENTRALES Y LAS NO ESPECIFICADAS CON GANGREN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ITIS DE ETIOLOGÍA INDETERMINAD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MORROIDES DE PRIMER GRAD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MORROIDES DE SEGUNDO GRAD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MORROIDES DE TERCER GRAD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MORROIDES DE CUARTO GRAD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AS RESIDUALES EN LA PIEL, DE HEMORROIDES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OMBOSIS VENOSA PERIANAL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RAS HEMORROIDES ESPECIFICADAS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MORROIDES, SIN OTRA ESPECIFICACIÓN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ÚLCERA DE DECÚBITO Y POR ÁREA DE PRESIÓN, ETAPA I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ÚLCERA DE DECÚBITO, ETAPA II <text:s/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ÚLCERA DE DECÚBITO, ETAPA III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ÚLCERA DE DECÚBITO, ETAPA IV <text:s/>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ÚLCERA DE DECÚBITO Y POR ÁREA DE PRESIÓN, NO ESPECIFICAD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ERMEDAD RENAL CRÓNICA, ETAPA 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FERMEDAD RENAL CRÓNICA, ETAPA 2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FERMEDAD RENAL CRÓNICA, ETAPA 3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FERMEDAD RENAL CRÓNICA, ETAPA 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FERMEDAD RENAL CRÓNICA, ETAPA 5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SIA DE LA PRÓSTAT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NDROME HELLP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NTA ANORMALMENTE ADHERID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O PREMATURO SIN TRABAJO DE PARTO ESPONTÁNE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ERTE POR CAUSA OBSTÉTRICA DIRECTA QUE OCURRE DESPUÉS DE 42 DÍAS PERO ANTES DE UN AÑO DEL PART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RTE POR CAUSA OBSTÉTRICA INDIRECTA QUE OCURRE DESPUÉS DE 42 DÍAS PERO ANTES DE UN AÑO DEL PART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ERTE POR CAUSA OBSTÉTRICA NO ESPECIFICADA, QUE OCURRE DESPUÉS DE 42 DÍAS PERO ANTES DE UN AÑO DEL PART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ERTE POR SECUELAS DE CAUSA OBSTÉTRICA DIRECT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RTE POR SECUELAS DE CAUSA OBSTÉTRICA INDIRECT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ERTE POR SECUELAS DE CAUSA OBSTÉTRICA NO ESPECIFICAD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FERMEDAD POR VIRUS DE LA INMUNODEFICIENCIA HUMANA [VIH] QUE COMPLICA EL EMBARAZO, EL PARTO Y EL PUERPERI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MOVILIDAD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QUE SÉPTIC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GESTA INSUFICIENTE DE ALIMENTOS Y AGUA DEBIDA A DESCUIDO PERSONAL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ÍNDROME DE RESPUESTA INFLAMATORIA SISTÉMICA DE ORIGEN INFECCIOSO, SIN FALLA ORGÁNIC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NDROME DE RESPUESTA INFLAMATORIA SISTÉMICA DE ORIGEN INFECCIOSO, CON FALLA ORGÁNIC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NDROME DE RESPUESTA INFLAMATORIA SISTÉMICA DE ORIGEN NO INFECCIOSO, SIN FALLA ORGÁNIC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NDROME DE RESPUESTA INFLAMATORIA SISTÉMICA DE ORIGEN NO INFECCIOSO, CON FALLA ORGÁNICA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ÍNDROME DE RESPUESTA INFLAMATORIA SISTÉMICA, NO ESPECIFICADO 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ÍNDROME DE LA MUERTE SÚBITA INFANTIL, CON MENCIÓN DE AUTOPSI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ÍNDROME DE LA MUERTE SÚBITA INFANTIL, SIN MENCIÓN DE AUTOPSI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O EMERGENTE DE U0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O EMERGENTE DE U06.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O EMERGENTE DE U06.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O EMERGENTE DE U06.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O EMERGENTE DE U06.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EMERGENTE DE U06.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O EMERGENTE DE U06.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O EMERGENTE DE U06.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O EMERGENTE DE U06.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O EMERGENTE DE U06.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O EMERGENTE DE U06.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O EMERGENTE DE U0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O EMERGENTE DE U07.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O EMERGENTE DE U07.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O EMERGENTE DE U07.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O EMERGENTE DE U07.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EMERGENTE DE U07.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O EMERGENTE DE U07.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O EMERGENTE DE U07.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O EMERGENTE DE U07.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O EMERGENTE DE U07.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O EMERGENTE DE U07.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ENCIA A PENICILINA 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 A METICILIN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ENCIA A BETALACTAMASA DE ESPECTRO EXTENDIDO (BLEE)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ENCIA A OTROS ANTIBIÓTICOS BETALÁCTAMICO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ENCIA A ANTIBIÓTICOS BETALÁCTAMICOS, NO ESPECIFICADO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ENCIA A VANCOMICIN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 A OTROS ANTIBIÓTICOS SIMILARES A VANCOMICIN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ENCIA A QUINOLON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ISTENCIA A MÚLTIPLES ANTIBIÓTICO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ENCIA A OTROS ANTIBIÓTICOS ÚNICOS ESPECIFICADO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ENCIA A ANTIBIÓTICOS NO ESPECIFICADO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ENCIA A DROGAS ANTIPARASITARI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 A DROGAS ANTIMICÓTIC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ENCIA A DROGAS ANTIVIRALE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ENCIA A DROGAS ANTITUBERCULOS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ISTENCIA A MÚLTIPLES DROGAS ANTIMICROBIAN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ENCIA A OTRAS DROGAS ANTIMICROBIANAS ESPECIFICAD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ENCIA A DROGAS ANTIMICROBIANAS NO ESPECIFICAD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ISTENCIA A DROGAS ANTINEOPLÁSICAS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Z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STORIA PERSONAL DE USO (PRESENTE) DE OTROS MEDICAMENTOS POR LARGO TIEMP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Z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ENDENCIA DE CORAZÓN ARTIFICIA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number-rows-repeated="10483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6T10:14:06.246483941</dc:date>
    <meta:editing-duration>PT41M30S</meta:editing-duration>
    <meta:editing-cycles>3</meta:editing-cycles>
    <meta:generator>LibreOffice/5.0.4.2$Linux_X86_64 LibreOffice_project/00m0$Build-2</meta:generator>
    <meta:document-statistic meta:table-count="1" meta:cell-count="1160" meta:object-count="0"/>
  </office:meta>
</office:document-meta>
</file>